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175.44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35pt"/>
    </style:style>
    <style:style style:name="co6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.44pt"/>
    </style:style>
    <style:style style:name="co7" style:family="table-column">
      <style:table-column-properties fo:break-before="auto" style:column-width="147.66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247.24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21.41pt"/>
    </style:style>
    <style:style style:name="co12" style:family="table-column">
      <style:table-column-properties fo:break-before="auto" style:column-width="76.65pt"/>
    </style:style>
    <style:style style:name="co14" style:family="table-column">
      <style:table-column-properties fo:break-before="auto" style:column-width="268.84pt"/>
    </style:style>
    <style:style style:name="co15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6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,'No Aplica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eclad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2,'Teclado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ll In One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3,'All In One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4,'Camara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5,'Celular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iadem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6,'Diadema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7,'Modem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8,'Monitor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9,'Mouse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ortatil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0,'Portatil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1,'Router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2,'Servidor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wich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3,'Swich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4,'Tablet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eléfon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5,'Teléfono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eleviso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6,'Televisor');</text:p>
          </table:table-cell>
        </table:table-row>
        <table:table-row table:style-name="ro1">
          <table:table-cell office:value-type="string" calcext:value-type="string">
            <text:p>insert into HARDWARE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orre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HARDWARE values(17,'Torre');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CONCATENATE([.A1];[.B1];[.C1];[.D1];[.E1])" office:value-type="string" office:string-value="insert into HARDWARE values(1,'No Aplica');" calcext:value-type="string">
            <text:p>insert into HARDWARE values(1,'No Aplica');</text:p>
          </table:table-cell>
          <table:table-cell table:number-columns-repeated="6"/>
        </table:table-row>
        <table:table-row table:style-name="ro1">
          <table:table-cell table:formula="of:=CONCATENATE([.A2];[.B2];[.C2];[.D2];[.E2])" office:value-type="string" office:string-value="insert into HARDWARE values(2,'Teclado');" calcext:value-type="string">
            <text:p>insert into HARDWARE values(2,'Teclado');</text:p>
          </table:table-cell>
          <table:table-cell table:number-columns-repeated="6"/>
        </table:table-row>
        <table:table-row table:style-name="ro1">
          <table:table-cell table:formula="of:=CONCATENATE([.A3];[.B3];[.C3];[.D3];[.E3])" office:value-type="string" office:string-value="insert into HARDWARE values(3,'All In One');" calcext:value-type="string">
            <text:p>insert into HARDWARE values(3,'All In One');</text:p>
          </table:table-cell>
          <table:table-cell table:number-columns-repeated="6"/>
        </table:table-row>
        <table:table-row table:style-name="ro1">
          <table:table-cell table:formula="of:=CONCATENATE([.A4];[.B4];[.C4];[.D4];[.E4])" office:value-type="string" office:string-value="insert into HARDWARE values(4,'Camara');" calcext:value-type="string">
            <text:p>insert into HARDWARE values(4,'Camara');</text:p>
          </table:table-cell>
          <table:table-cell table:number-columns-repeated="6"/>
        </table:table-row>
        <table:table-row table:style-name="ro1">
          <table:table-cell table:formula="of:=CONCATENATE([.A5];[.B5];[.C5];[.D5];[.E5])" office:value-type="string" office:string-value="insert into HARDWARE values(5,'Celular');" calcext:value-type="string">
            <text:p>insert into HARDWARE values(5,'Celular');</text:p>
          </table:table-cell>
          <table:table-cell table:number-columns-repeated="6"/>
        </table:table-row>
        <table:table-row table:style-name="ro1">
          <table:table-cell table:formula="of:=CONCATENATE([.A6];[.B6];[.C6];[.D6];[.E6])" office:value-type="string" office:string-value="insert into HARDWARE values(6,'Diadema');" calcext:value-type="string">
            <text:p>insert into HARDWARE values(6,'Diadema');</text:p>
          </table:table-cell>
          <table:table-cell table:number-columns-repeated="6"/>
        </table:table-row>
        <table:table-row table:style-name="ro1">
          <table:table-cell table:formula="of:=CONCATENATE([.A7];[.B7];[.C7];[.D7];[.E7])" office:value-type="string" office:string-value="insert into HARDWARE values(7,'Modem');" calcext:value-type="string">
            <text:p>insert into HARDWARE values(7,'Modem');</text:p>
          </table:table-cell>
          <table:table-cell table:number-columns-repeated="6"/>
        </table:table-row>
        <table:table-row table:style-name="ro1">
          <table:table-cell table:formula="of:=CONCATENATE([.A8];[.B8];[.C8];[.D8];[.E8])" office:value-type="string" office:string-value="insert into HARDWARE values(8,'Monitor');" calcext:value-type="string">
            <text:p>insert into HARDWARE values(8,'Monitor');</text:p>
          </table:table-cell>
          <table:table-cell table:number-columns-repeated="6"/>
        </table:table-row>
        <table:table-row table:style-name="ro1">
          <table:table-cell table:formula="of:=CONCATENATE([.A9];[.B9];[.C9];[.D9];[.E9])" office:value-type="string" office:string-value="insert into HARDWARE values(9,'Mouse');" calcext:value-type="string">
            <text:p>insert into HARDWARE values(9,'Mouse');</text:p>
          </table:table-cell>
          <table:table-cell table:number-columns-repeated="6"/>
        </table:table-row>
        <table:table-row table:style-name="ro1">
          <table:table-cell table:formula="of:=CONCATENATE([.A10];[.B10];[.C10];[.D10];[.E10])" office:value-type="string" office:string-value="insert into HARDWARE values(10,'Portatil');" calcext:value-type="string">
            <text:p>insert into HARDWARE values(10,'Portatil');</text:p>
          </table:table-cell>
          <table:table-cell table:number-columns-repeated="6"/>
        </table:table-row>
        <table:table-row table:style-name="ro1">
          <table:table-cell table:formula="of:=CONCATENATE([.A11];[.B11];[.C11];[.D11];[.E11])" office:value-type="string" office:string-value="insert into HARDWARE values(11,'Router');" calcext:value-type="string">
            <text:p>insert into HARDWARE values(11,'Router');</text:p>
          </table:table-cell>
          <table:table-cell table:number-columns-repeated="6"/>
        </table:table-row>
        <table:table-row table:style-name="ro1">
          <table:table-cell table:formula="of:=CONCATENATE([.A12];[.B12];[.C12];[.D12];[.E12])" office:value-type="string" office:string-value="insert into HARDWARE values(12,'Servidor');" calcext:value-type="string">
            <text:p>insert into HARDWARE values(12,'Servidor');</text:p>
          </table:table-cell>
          <table:table-cell table:number-columns-repeated="6"/>
        </table:table-row>
        <table:table-row table:style-name="ro1">
          <table:table-cell table:formula="of:=CONCATENATE([.A13];[.B13];[.C13];[.D13];[.E13])" office:value-type="string" office:string-value="insert into HARDWARE values(13,'Swich');" calcext:value-type="string">
            <text:p>insert into HARDWARE values(13,'Swich');</text:p>
          </table:table-cell>
          <table:table-cell table:number-columns-repeated="6"/>
        </table:table-row>
        <table:table-row table:style-name="ro1">
          <table:table-cell table:formula="of:=CONCATENATE([.A14];[.B14];[.C14];[.D14];[.E14])" office:value-type="string" office:string-value="insert into HARDWARE values(14,'Tablet');" calcext:value-type="string">
            <text:p>insert into HARDWARE values(14,'Tablet');</text:p>
          </table:table-cell>
          <table:table-cell table:number-columns-repeated="6"/>
        </table:table-row>
        <table:table-row table:style-name="ro1">
          <table:table-cell table:formula="of:=CONCATENATE([.A15];[.B15];[.C15];[.D15];[.E15])" office:value-type="string" office:string-value="insert into HARDWARE values(15,'Teléfono');" calcext:value-type="string">
            <text:p>insert into HARDWARE values(15,'Teléfono');</text:p>
          </table:table-cell>
          <table:table-cell table:number-columns-repeated="6"/>
        </table:table-row>
        <table:table-row table:style-name="ro1">
          <table:table-cell table:formula="of:=CONCATENATE([.A16];[.B16];[.C16];[.D16];[.E16])" office:value-type="string" office:string-value="insert into HARDWARE values(16,'Televisor');" calcext:value-type="string">
            <text:p>insert into HARDWARE values(16,'Televisor');</text:p>
          </table:table-cell>
          <table:table-cell table:number-columns-repeated="6"/>
        </table:table-row>
        <table:table-row table:style-name="ro1">
          <table:table-cell table:formula="of:=CONCATENATE([.A17];[.B17];[.C17];[.D17];[.E17])" office:value-type="string" office:string-value="insert into HARDWARE values(17,'Torre');" calcext:value-type="string">
            <text:p>insert into HARDWARE values(17,'Torre');</text:p>
          </table:table-cell>
          <table:table-cell table:number-columns-repeated="6"/>
        </table:table-row>
        <table:table-row table:style-name="ro1">
          <table:table-cell table:formula="of:=CONCATENATE([.A18];[.B18];[.C18];[.D18];[.E18])">
            <text:p/>
          </table:table-cell>
          <table:table-cell table:number-columns-repeated="6"/>
        </table:table-row>
        <table:table-row table:style-name="ro1">
          <table:table-cell table:formula="of:=CONCATENATE([.A19];[.B19];[.C19];[.D19];[.E19])" office:value-type="string" office:string-value="insert into HARDWARE values(1,'No Aplica');" calcext:value-type="string">
            <text:p>insert into HARDWARE values(1,'No Aplica');</text:p>
          </table:table-cell>
          <table:table-cell table:number-columns-repeated="6"/>
        </table:table-row>
        <table:table-row table:style-name="ro1">
          <table:table-cell table:formula="of:=CONCATENATE([.A20];[.B20];[.C20];[.D20];[.E20])" office:value-type="string" office:string-value="insert into HARDWARE values(2,'Teclado');" calcext:value-type="string">
            <text:p>insert into HARDWARE values(2,'Teclado');</text:p>
          </table:table-cell>
          <table:table-cell table:number-columns-repeated="6"/>
        </table:table-row>
        <table:table-row table:style-name="ro1">
          <table:table-cell table:formula="of:=CONCATENATE([.A21];[.B21];[.C21];[.D21];[.E21])" office:value-type="string" office:string-value="insert into HARDWARE values(3,'All In One');" calcext:value-type="string">
            <text:p>insert into HARDWARE values(3,'All In One');</text:p>
          </table:table-cell>
          <table:table-cell table:number-columns-repeated="6"/>
        </table:table-row>
        <table:table-row table:style-name="ro1">
          <table:table-cell table:formula="of:=CONCATENATE([.A22];[.B22];[.C22];[.D22];[.E22])" office:value-type="string" office:string-value="insert into HARDWARE values(4,'Camara');" calcext:value-type="string">
            <text:p>insert into HARDWARE values(4,'Camara');</text:p>
          </table:table-cell>
          <table:table-cell table:number-columns-repeated="6"/>
        </table:table-row>
        <table:table-row table:style-name="ro1">
          <table:table-cell table:formula="of:=CONCATENATE([.A23];[.B23];[.C23];[.D23];[.E23])" office:value-type="string" office:string-value="insert into HARDWARE values(5,'Celular');" calcext:value-type="string">
            <text:p>insert into HARDWARE values(5,'Celular');</text:p>
          </table:table-cell>
          <table:table-cell table:number-columns-repeated="6"/>
        </table:table-row>
        <table:table-row table:style-name="ro1">
          <table:table-cell table:formula="of:=CONCATENATE([.A24];[.B24];[.C24];[.D24];[.E24])" office:value-type="string" office:string-value="insert into HARDWARE values(6,'Diadema');" calcext:value-type="string">
            <text:p>insert into HARDWARE values(6,'Diadema');</text:p>
          </table:table-cell>
          <table:table-cell table:number-columns-repeated="6"/>
        </table:table-row>
      </table:table>
      <table:table table:name="Sheet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,'No Aplica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Xp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,'Windows Xp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Vist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3,'Windows Vista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7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4,'Windows 7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8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5,'Windows 8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8.1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6,'Windows 8.1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7,'Windows 10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 2003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8,'Windows Server 2003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 2008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9,'Windows Server 2008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 2008 R2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0,'Windows Server 2008 R2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 2012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1,'Windows Server 2012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 2012 R2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2,'Windows Server 2012 R2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 2016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3,'Windows Server 2016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Office 2007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4,'Office 2007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Office 2010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5,'Office 2010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Office 2013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6,'Office 2013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Office 2016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7,'Office 2016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Office 365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8,'Office 365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vegador Web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19,'Navegador Web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ase de datos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0,'Base de datos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1,'Plugin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ntrolado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2,'Controlador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oftware Empresarial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5,'Software Empresarial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oftware Multimedi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8,'Software Multimedia');</text:p>
          </table:table-cell>
        </table:table-row>
        <table:table-row table:style-name="ro1">
          <table:table-cell office:value-type="string" calcext:value-type="string">
            <text:p>insert into SOFTWARE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Otro Software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SOFTWARE values(26,'Otro Software');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formula="of:=CONCATENATE([.A1];[.B1];[.C1];[.D1];[.E1])" office:value-type="string" office:string-value="insert into SOFTWARE values(1,'No Aplica');" calcext:value-type="string">
            <text:p>insert into SOFTWARE values(1,'No Aplica');</text:p>
          </table:table-cell>
          <table:table-cell table:number-columns-repeated="6"/>
        </table:table-row>
        <table:table-row table:style-name="ro1">
          <table:table-cell table:formula="of:=CONCATENATE([.A2];[.B2];[.C2];[.D2];[.E2])" office:value-type="string" office:string-value="insert into SOFTWARE values(2,'Windows Xp');" calcext:value-type="string">
            <text:p>insert into SOFTWARE values(2,'Windows Xp');</text:p>
          </table:table-cell>
          <table:table-cell table:number-columns-repeated="6"/>
        </table:table-row>
        <table:table-row table:style-name="ro1">
          <table:table-cell table:formula="of:=CONCATENATE([.A3];[.B3];[.C3];[.D3];[.E3])" office:value-type="string" office:string-value="insert into SOFTWARE values(3,'Windows Vista');" calcext:value-type="string">
            <text:p>insert into SOFTWARE values(3,'Windows Vista');</text:p>
          </table:table-cell>
          <table:table-cell table:number-columns-repeated="6"/>
        </table:table-row>
        <table:table-row table:style-name="ro1">
          <table:table-cell table:formula="of:=CONCATENATE([.A4];[.B4];[.C4];[.D4];[.E4])" office:value-type="string" office:string-value="insert into SOFTWARE values(4,'Windows 7');" calcext:value-type="string">
            <text:p>insert into SOFTWARE values(4,'Windows 7');</text:p>
          </table:table-cell>
          <table:table-cell table:number-columns-repeated="6"/>
        </table:table-row>
        <table:table-row table:style-name="ro1">
          <table:table-cell table:formula="of:=CONCATENATE([.A5];[.B5];[.C5];[.D5];[.E5])" office:value-type="string" office:string-value="insert into SOFTWARE values(5,'Windows 8');" calcext:value-type="string">
            <text:p>insert into SOFTWARE values(5,'Windows 8');</text:p>
          </table:table-cell>
          <table:table-cell table:number-columns-repeated="6"/>
        </table:table-row>
        <table:table-row table:style-name="ro1">
          <table:table-cell table:formula="of:=CONCATENATE([.A6];[.B6];[.C6];[.D6];[.E6])" office:value-type="string" office:string-value="insert into SOFTWARE values(6,'Windows 8.1');" calcext:value-type="string">
            <text:p>insert into SOFTWARE values(6,'Windows 8.1');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formula="of:=CONCATENATE([.A7];[.B7];[.C7];[.D7];[.E7])" office:value-type="string" office:string-value="insert into SOFTWARE values(7,'Windows 10');" calcext:value-type="string">
            <text:p>insert into SOFTWARE values(7,'Windows 10');</text:p>
          </table:table-cell>
          <table:table-cell table:number-columns-repeated="6"/>
        </table:table-row>
        <table:table-row table:style-name="ro1">
          <table:table-cell table:formula="of:=CONCATENATE([.A8];[.B8];[.C8];[.D8];[.E8])" office:value-type="string" office:string-value="insert into SOFTWARE values(8,'Windows Server 2003');" calcext:value-type="string">
            <text:p>insert into SOFTWARE values(8,'Windows Server 2003');</text:p>
          </table:table-cell>
          <table:table-cell table:number-columns-repeated="6"/>
        </table:table-row>
        <table:table-row table:style-name="ro1">
          <table:table-cell table:formula="of:=CONCATENATE([.A9];[.B9];[.C9];[.D9];[.E9])" office:value-type="string" office:string-value="insert into SOFTWARE values(9,'Windows Server 2008');" calcext:value-type="string">
            <text:p>insert into SOFTWARE values(9,'Windows Server 2008');</text:p>
          </table:table-cell>
          <table:table-cell table:number-columns-repeated="6"/>
        </table:table-row>
        <table:table-row table:style-name="ro1">
          <table:table-cell table:formula="of:=CONCATENATE([.A10];[.B10];[.C10];[.D10];[.E10])" office:value-type="string" office:string-value="insert into SOFTWARE values(10,'Windows Server 2008 R2');" calcext:value-type="string">
            <text:p>insert into SOFTWARE values(10,'Windows Server 2008 R2');</text:p>
          </table:table-cell>
          <table:table-cell table:number-columns-repeated="6"/>
        </table:table-row>
        <table:table-row table:style-name="ro1">
          <table:table-cell table:formula="of:=CONCATENATE([.A11];[.B11];[.C11];[.D11];[.E11])" office:value-type="string" office:string-value="insert into SOFTWARE values(11,'Windows Server 2012');" calcext:value-type="string">
            <text:p>insert into SOFTWARE values(11,'Windows Server 2012');</text:p>
          </table:table-cell>
          <table:table-cell table:number-columns-repeated="6"/>
        </table:table-row>
        <table:table-row table:style-name="ro1">
          <table:table-cell table:formula="of:=CONCATENATE([.A12];[.B12];[.C12];[.D12];[.E12])" office:value-type="string" office:string-value="insert into SOFTWARE values(12,'Windows Server 2012 R2');" calcext:value-type="string">
            <text:p>insert into SOFTWARE values(12,'Windows Server 2012 R2');</text:p>
          </table:table-cell>
          <table:table-cell table:number-columns-repeated="6"/>
        </table:table-row>
        <table:table-row table:style-name="ro1">
          <table:table-cell table:formula="of:=CONCATENATE([.A13];[.B13];[.C13];[.D13];[.E13])" office:value-type="string" office:string-value="insert into SOFTWARE values(13,'Windows Server 2016');" calcext:value-type="string">
            <text:p>insert into SOFTWARE values(13,'Windows Server 2016');</text:p>
          </table:table-cell>
          <table:table-cell table:number-columns-repeated="6"/>
        </table:table-row>
        <table:table-row table:style-name="ro1">
          <table:table-cell table:formula="of:=CONCATENATE([.A14];[.B14];[.C14];[.D14];[.E14])" office:value-type="string" office:string-value="insert into SOFTWARE values(14,'Office 2007');" calcext:value-type="string">
            <text:p>insert into SOFTWARE values(14,'Office 2007');</text:p>
          </table:table-cell>
          <table:table-cell table:number-columns-repeated="6"/>
        </table:table-row>
        <table:table-row table:style-name="ro1">
          <table:table-cell table:formula="of:=CONCATENATE([.A15];[.B15];[.C15];[.D15];[.E15])" office:value-type="string" office:string-value="insert into SOFTWARE values(15,'Office 2010');" calcext:value-type="string">
            <text:p>insert into SOFTWARE values(15,'Office 2010');</text:p>
          </table:table-cell>
          <table:table-cell table:number-columns-repeated="6"/>
        </table:table-row>
        <table:table-row table:style-name="ro1">
          <table:table-cell table:formula="of:=CONCATENATE([.A16];[.B16];[.C16];[.D16];[.E16])" office:value-type="string" office:string-value="insert into SOFTWARE values(16,'Office 2013');" calcext:value-type="string">
            <text:p>insert into SOFTWARE values(16,'Office 2013');</text:p>
          </table:table-cell>
          <table:table-cell table:number-columns-repeated="6"/>
        </table:table-row>
        <table:table-row table:style-name="ro1">
          <table:table-cell table:formula="of:=CONCATENATE([.A17];[.B17];[.C17];[.D17];[.E17])" office:value-type="string" office:string-value="insert into SOFTWARE values(17,'Office 2016');" calcext:value-type="string">
            <text:p>insert into SOFTWARE values(17,'Office 2016');</text:p>
          </table:table-cell>
          <table:table-cell table:number-columns-repeated="6"/>
        </table:table-row>
        <table:table-row table:style-name="ro1">
          <table:table-cell table:formula="of:=CONCATENATE([.A18];[.B18];[.C18];[.D18];[.E18])" office:value-type="string" office:string-value="insert into SOFTWARE values(18,'Office 365');" calcext:value-type="string">
            <text:p>insert into SOFTWARE values(18,'Office 365');</text:p>
          </table:table-cell>
          <table:table-cell table:number-columns-repeated="6"/>
        </table:table-row>
        <table:table-row table:style-name="ro1">
          <table:table-cell table:formula="of:=CONCATENATE([.A19];[.B19];[.C19];[.D19];[.E19])" office:value-type="string" office:string-value="insert into SOFTWARE values(19,'Navegador Web');" calcext:value-type="string">
            <text:p>insert into SOFTWARE values(19,'Navegador Web');</text:p>
          </table:table-cell>
          <table:table-cell table:number-columns-repeated="6"/>
        </table:table-row>
        <table:table-row table:style-name="ro1">
          <table:table-cell table:formula="of:=CONCATENATE([.A20];[.B20];[.C20];[.D20];[.E20])" office:value-type="string" office:string-value="insert into SOFTWARE values(20,'Base de datos');" calcext:value-type="string">
            <text:p>insert into SOFTWARE values(20,'Base de datos');</text:p>
          </table:table-cell>
          <table:table-cell table:number-columns-repeated="6"/>
        </table:table-row>
        <table:table-row table:style-name="ro1">
          <table:table-cell table:formula="of:=CONCATENATE([.A21];[.B21];[.C21];[.D21];[.E21])" office:value-type="string" office:string-value="insert into SOFTWARE values(21,'Plugin');" calcext:value-type="string">
            <text:p>insert into SOFTWARE values(21,'Plugin');</text:p>
          </table:table-cell>
          <table:table-cell table:number-columns-repeated="6"/>
        </table:table-row>
        <table:table-row table:style-name="ro1">
          <table:table-cell table:formula="of:=CONCATENATE([.A22];[.B22];[.C22];[.D22];[.E22])" office:value-type="string" office:string-value="insert into SOFTWARE values(22,'Controlador');" calcext:value-type="string">
            <text:p>insert into SOFTWARE values(22,'Controlador');</text:p>
          </table:table-cell>
          <table:table-cell table:number-columns-repeated="6"/>
        </table:table-row>
        <table:table-row table:style-name="ro1">
          <table:table-cell table:formula="of:=CONCATENATE([.A23];[.B23];[.C23];[.D23];[.E23])" office:value-type="string" office:string-value="insert into SOFTWARE values(25,'Software Empresarial');" calcext:value-type="string">
            <text:p>insert into SOFTWARE values(25,'Software Empresarial');</text:p>
          </table:table-cell>
          <table:table-cell table:number-columns-repeated="6"/>
        </table:table-row>
        <table:table-row table:style-name="ro1">
          <table:table-cell table:formula="of:=CONCATENATE([.A24];[.B24];[.C24];[.D24];[.E24])" office:value-type="string" office:string-value="insert into SOFTWARE values(28,'Software Multimedia');" calcext:value-type="string">
            <text:p>insert into SOFTWARE values(28,'Software Multimedia');</text:p>
          </table:table-cell>
          <table:table-cell table:number-columns-repeated="6"/>
        </table:table-row>
        <table:table-row table:style-name="ro1">
          <table:table-cell table:formula="of:=CONCATENATE([.A25];[.B25];[.C25];[.D25];[.E25])" office:value-type="string" office:string-value="insert into SOFTWARE values(26,'Otro Software');" calcext:value-type="string">
            <text:p>insert into SOFTWARE values(26,'Otro Software');</text:p>
          </table:table-cell>
          <table:table-cell table:number-columns-repeated="6"/>
        </table:table-row>
        <table:table-row table:style-name="ro1">
          <table:table-cell table:formula="of:=CONCATENATE([.A26];[.B26];[.C26];[.D26];[.E26])">
            <text:p/>
          </table:table-cell>
          <table:table-cell table:number-columns-repeated="6"/>
        </table:table-row>
        <table:table-row table:style-name="ro1">
          <table:table-cell table:formula="of:=CONCATENATE([.A27];[.B27];[.C27];[.D27];[.E27])">
            <text:p/>
          </table:table-cell>
          <table:table-cell table:number-columns-repeated="6"/>
        </table:table-row>
        <table:table-row table:style-name="ro1">
          <table:table-cell table:formula="of:=CONCATENATE([.A28];[.B28];[.C28];[.D28];[.E28])">
            <text:p/>
          </table:table-cell>
          <table:table-cell table:number-columns-repeated="6"/>
        </table:table-row>
        <table:table-row table:style-name="ro1">
          <table:table-cell table:formula="of:=CONCATENATE([.A29];[.B29];[.C29];[.D29];[.E29])">
            <text:p/>
          </table:table-cell>
          <table:table-cell table:number-columns-repeated="6"/>
        </table:table-row>
        <table:table-row table:style-name="ro1">
          <table:table-cell table:formula="of:=CONCATENATE([.A30];[.B30];[.C30];[.D30];[.E30])" office:value-type="string" office:string-value="insert into SOFTWARE values(1,'No Aplica');" calcext:value-type="string">
            <text:p>insert into SOFTWARE values(1,'No Aplica');</text:p>
          </table:table-cell>
          <table:table-cell table:number-columns-repeated="6"/>
        </table:table-row>
        <table:table-row table:style-name="ro1">
          <table:table-cell table:formula="of:=CONCATENATE([.A31];[.B31];[.C31];[.D31];[.E31])" office:value-type="string" office:string-value="insert into SOFTWARE values(2,'Windows Xp');" calcext:value-type="string">
            <text:p>insert into SOFTWARE values(2,'Windows Xp');</text:p>
          </table:table-cell>
          <table:table-cell table:number-columns-repeated="6"/>
        </table:table-row>
        <table:table-row table:style-name="ro1">
          <table:table-cell table:formula="of:=CONCATENATE([.A32];[.B32];[.C32];[.D32];[.E32])" office:value-type="string" office:string-value="insert into SOFTWARE values(3,'Windows Vista');" calcext:value-type="string">
            <text:p>insert into SOFTWARE values(3,'Windows Vista');</text:p>
          </table:table-cell>
          <table:table-cell table:number-columns-repeated="6"/>
        </table:table-row>
      </table:table>
      <table:table table:name="Sheet3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ritolay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66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,'Fritolay','Dg 25 no 45 66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ervientreg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67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3,'Servientrega','Dg 25 no 45 67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anco de bogot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68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4,'Banco de bogota','Dg 25 no 45 68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69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5,'Atento','Dg 25 no 45 69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Exit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0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6,'Exito','Dg 25 no 45 70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lpatri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1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7,'Colpatria','Dg 25 no 45 71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mpensar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2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8,'Compensar','Dg 25 no 45 72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Lavadero doña pep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3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9,'Lavadero doña pepa','Dg 25 no 45 73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inisterio de ase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4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0,'Ministerio de aseo','Dg 25 no 45 74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dens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5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1,'Codensa','Dg 25 no 45 75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Unilag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6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2,'Unilago','Dg 25 no 45 76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aferb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7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3,'Saferbo','Dg 25 no 45 77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erreteria pepit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8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4,'Ferreteria pepito','Dg 25 no 45 78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upermercados un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79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5,'Supermercados uno','Dg 25 no 45 79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arrillas y carne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0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6,'Parrillas y carnes','Dg 25 no 45 80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reeps &amp; Waffle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1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7,'Creeps &amp; Waffles','Dg 25 no 45 81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ia de colombi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2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8,'Cia de colombia','Dg 25 no 45 82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Frisby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3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19,'Frisby','Dg 25 no 45 83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i music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4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0,'Mi musica','Dg 25 no 45 84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oías pepit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5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1,'Coías pepito','Dg 25 no 45 85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Las empanadas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6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2,'Las empanadas','Dg 25 no 45 86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acond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7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3,'Macondo','Dg 25 no 45 87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Zapatoca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8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4,'Zapatoca','Dg 25 no 45 88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table:style-name="ce1" office:value-type="string" calcext:value-type="string">
            <text:p>Winner Sport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89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5,'Winner Sport','Dg 25 no 45 89');</text:p>
          </table:table-cell>
        </table:table-row>
        <table:table-row table:style-name="ro1">
          <table:table-cell office:value-type="string" calcext:value-type="string">
            <text:p>insert into EMPRESA 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fe chido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g 25 no 45 90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EMPRESA values(26,'Cafe chido','Dg 25 no 45 90');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formula="of:=CONCATENATE([.A1];[.B1];[.C1];[.D1];[.E1];[.F1];[.G1])" office:value-type="string" office:string-value="insert into EMPRESA values(2,'Fritolay','Dg 25 no 45 66');" calcext:value-type="string">
            <text:p>insert into EMPRESA values(2,'Fritolay','Dg 25 no 45 66');</text:p>
          </table:table-cell>
          <table:table-cell table:number-columns-repeated="7"/>
        </table:table-row>
        <table:table-row table:style-name="ro1">
          <table:table-cell table:formula="of:=CONCATENATE([.A2];[.B2];[.C2];[.D2];[.E2];[.F2];[.G2])" office:value-type="string" office:string-value="insert into EMPRESA values(3,'Servientrega','Dg 25 no 45 67');" calcext:value-type="string">
            <text:p>insert into EMPRESA values(3,'Servientrega','Dg 25 no 45 67');</text:p>
          </table:table-cell>
          <table:table-cell table:number-columns-repeated="7"/>
        </table:table-row>
        <table:table-row table:style-name="ro1">
          <table:table-cell table:formula="of:=CONCATENATE([.A3];[.B3];[.C3];[.D3];[.E3];[.F3];[.G3])" office:value-type="string" office:string-value="insert into EMPRESA values(4,'Banco de bogota','Dg 25 no 45 68');" calcext:value-type="string">
            <text:p>insert into EMPRESA values(4,'Banco de bogota','Dg 25 no 45 68');</text:p>
          </table:table-cell>
          <table:table-cell table:number-columns-repeated="7"/>
        </table:table-row>
        <table:table-row table:style-name="ro1">
          <table:table-cell table:formula="of:=CONCATENATE([.A4];[.B4];[.C4];[.D4];[.E4];[.F4];[.G4])" office:value-type="string" office:string-value="insert into EMPRESA values(5,'Atento','Dg 25 no 45 69');" calcext:value-type="string">
            <text:p>insert into EMPRESA values(5,'Atento','Dg 25 no 45 69');</text:p>
          </table:table-cell>
          <table:table-cell table:number-columns-repeated="7"/>
        </table:table-row>
        <table:table-row table:style-name="ro1">
          <table:table-cell table:formula="of:=CONCATENATE([.A5];[.B5];[.C5];[.D5];[.E5];[.F5];[.G5])" office:value-type="string" office:string-value="insert into EMPRESA values(6,'Exito','Dg 25 no 45 70');" calcext:value-type="string">
            <text:p>insert into EMPRESA values(6,'Exito','Dg 25 no 45 70');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table:formula="of:=CONCATENATE([.A6];[.B6];[.C6];[.D6];[.E6];[.F6];[.G6])" office:value-type="string" office:string-value="insert into EMPRESA values(7,'Colpatria','Dg 25 no 45 71');" calcext:value-type="string">
            <text:p>insert into EMPRESA values(7,'Colpatria','Dg 25 no 45 71');</text:p>
          </table:table-cell>
          <table:table-cell table:number-columns-repeated="7"/>
        </table:table-row>
        <table:table-row table:style-name="ro1">
          <table:table-cell table:formula="of:=CONCATENATE([.A7];[.B7];[.C7];[.D7];[.E7];[.F7];[.G7])" office:value-type="string" office:string-value="insert into EMPRESA values(8,'Compensar','Dg 25 no 45 72');" calcext:value-type="string">
            <text:p>insert into EMPRESA values(8,'Compensar','Dg 25 no 45 72');</text:p>
          </table:table-cell>
          <table:table-cell table:number-columns-repeated="7"/>
        </table:table-row>
        <table:table-row table:style-name="ro1">
          <table:table-cell table:formula="of:=CONCATENATE([.A8];[.B8];[.C8];[.D8];[.E8];[.F8];[.G8])" office:value-type="string" office:string-value="insert into EMPRESA values(9,'Lavadero doña pepa','Dg 25 no 45 73');" calcext:value-type="string">
            <text:p>insert into EMPRESA values(9,'Lavadero doña pepa','Dg 25 no 45 73');</text:p>
          </table:table-cell>
          <table:table-cell table:number-columns-repeated="7"/>
        </table:table-row>
        <table:table-row table:style-name="ro1">
          <table:table-cell table:formula="of:=CONCATENATE([.A9];[.B9];[.C9];[.D9];[.E9];[.F9];[.G9])" office:value-type="string" office:string-value="insert into EMPRESA values(10,'Ministerio de aseo','Dg 25 no 45 74');" calcext:value-type="string">
            <text:p>insert into EMPRESA values(10,'Ministerio de aseo','Dg 25 no 45 74');</text:p>
          </table:table-cell>
          <table:table-cell table:number-columns-repeated="7"/>
        </table:table-row>
        <table:table-row table:style-name="ro1">
          <table:table-cell table:formula="of:=CONCATENATE([.A10];[.B10];[.C10];[.D10];[.E10];[.F10];[.G10])" office:value-type="string" office:string-value="insert into EMPRESA values(11,'Codensa','Dg 25 no 45 75');" calcext:value-type="string">
            <text:p>insert into EMPRESA values(11,'Codensa','Dg 25 no 45 75');</text:p>
          </table:table-cell>
          <table:table-cell table:number-columns-repeated="7"/>
        </table:table-row>
        <table:table-row table:style-name="ro1">
          <table:table-cell table:formula="of:=CONCATENATE([.A11];[.B11];[.C11];[.D11];[.E11];[.F11];[.G11])" office:value-type="string" office:string-value="insert into EMPRESA values(12,'Unilago','Dg 25 no 45 76');" calcext:value-type="string">
            <text:p>insert into EMPRESA values(12,'Unilago','Dg 25 no 45 76');</text:p>
          </table:table-cell>
          <table:table-cell table:number-columns-repeated="7"/>
        </table:table-row>
        <table:table-row table:style-name="ro1">
          <table:table-cell table:formula="of:=CONCATENATE([.A12];[.B12];[.C12];[.D12];[.E12];[.F12];[.G12])" office:value-type="string" office:string-value="insert into EMPRESA values(13,'Saferbo','Dg 25 no 45 77');" calcext:value-type="string">
            <text:p>insert into EMPRESA values(13,'Saferbo','Dg 25 no 45 77');</text:p>
          </table:table-cell>
          <table:table-cell table:number-columns-repeated="7"/>
        </table:table-row>
        <table:table-row table:style-name="ro1">
          <table:table-cell table:formula="of:=CONCATENATE([.A13];[.B13];[.C13];[.D13];[.E13];[.F13];[.G13])" office:value-type="string" office:string-value="insert into EMPRESA values(14,'Ferreteria pepito','Dg 25 no 45 78');" calcext:value-type="string">
            <text:p>insert into EMPRESA values(14,'Ferreteria pepito','Dg 25 no 45 78');</text:p>
          </table:table-cell>
          <table:table-cell table:number-columns-repeated="7"/>
        </table:table-row>
        <table:table-row table:style-name="ro1">
          <table:table-cell table:formula="of:=CONCATENATE([.A14];[.B14];[.C14];[.D14];[.E14];[.F14];[.G14])" office:value-type="string" office:string-value="insert into EMPRESA values(15,'Supermercados uno','Dg 25 no 45 79');" calcext:value-type="string">
            <text:p>insert into EMPRESA values(15,'Supermercados uno','Dg 25 no 45 79');</text:p>
          </table:table-cell>
          <table:table-cell table:number-columns-repeated="7"/>
        </table:table-row>
        <table:table-row table:style-name="ro1">
          <table:table-cell table:formula="of:=CONCATENATE([.A15];[.B15];[.C15];[.D15];[.E15];[.F15];[.G15])" office:value-type="string" office:string-value="insert into EMPRESA values(16,'Parrillas y carnes','Dg 25 no 45 80');" calcext:value-type="string">
            <text:p>insert into EMPRESA values(16,'Parrillas y carnes','Dg 25 no 45 80');</text:p>
          </table:table-cell>
          <table:table-cell table:number-columns-repeated="7"/>
        </table:table-row>
        <table:table-row table:style-name="ro1">
          <table:table-cell table:formula="of:=CONCATENATE([.A16];[.B16];[.C16];[.D16];[.E16];[.F16];[.G16])" office:value-type="string" office:string-value="insert into EMPRESA values(17,'Creeps &amp; Waffles','Dg 25 no 45 81');" calcext:value-type="string">
            <text:p>insert into EMPRESA values(17,'Creeps &amp; Waffles','Dg 25 no 45 81');</text:p>
          </table:table-cell>
          <table:table-cell table:number-columns-repeated="7"/>
        </table:table-row>
        <table:table-row table:style-name="ro1">
          <table:table-cell table:formula="of:=CONCATENATE([.A17];[.B17];[.C17];[.D17];[.E17];[.F17];[.G17])" office:value-type="string" office:string-value="insert into EMPRESA values(18,'Cia de colombia','Dg 25 no 45 82');" calcext:value-type="string">
            <text:p>insert into EMPRESA values(18,'Cia de colombia','Dg 25 no 45 82');</text:p>
          </table:table-cell>
          <table:table-cell table:number-columns-repeated="7"/>
        </table:table-row>
        <table:table-row table:style-name="ro1">
          <table:table-cell table:formula="of:=CONCATENATE([.A18];[.B18];[.C18];[.D18];[.E18];[.F18];[.G18])" office:value-type="string" office:string-value="insert into EMPRESA values(19,'Frisby','Dg 25 no 45 83');" calcext:value-type="string">
            <text:p>insert into EMPRESA values(19,'Frisby','Dg 25 no 45 83');</text:p>
          </table:table-cell>
          <table:table-cell table:number-columns-repeated="7"/>
        </table:table-row>
        <table:table-row table:style-name="ro1">
          <table:table-cell table:formula="of:=CONCATENATE([.A19];[.B19];[.C19];[.D19];[.E19];[.F19];[.G19])" office:value-type="string" office:string-value="insert into EMPRESA values(20,'Mi musica','Dg 25 no 45 84');" calcext:value-type="string">
            <text:p>insert into EMPRESA values(20,'Mi musica','Dg 25 no 45 84');</text:p>
          </table:table-cell>
          <table:table-cell table:number-columns-repeated="7"/>
        </table:table-row>
        <table:table-row table:style-name="ro1">
          <table:table-cell table:formula="of:=CONCATENATE([.A20];[.B20];[.C20];[.D20];[.E20];[.F20];[.G20])" office:value-type="string" office:string-value="insert into EMPRESA values(21,'Coías pepito','Dg 25 no 45 85');" calcext:value-type="string">
            <text:p>insert into EMPRESA values(21,'Coías pepito','Dg 25 no 45 85');</text:p>
          </table:table-cell>
          <table:table-cell table:number-columns-repeated="7"/>
        </table:table-row>
        <table:table-row table:style-name="ro1">
          <table:table-cell table:formula="of:=CONCATENATE([.A21];[.B21];[.C21];[.D21];[.E21];[.F21];[.G21])" office:value-type="string" office:string-value="insert into EMPRESA values(22,'Las empanadas','Dg 25 no 45 86');" calcext:value-type="string">
            <text:p>insert into EMPRESA values(22,'Las empanadas','Dg 25 no 45 86');</text:p>
          </table:table-cell>
          <table:table-cell table:number-columns-repeated="7"/>
        </table:table-row>
        <table:table-row table:style-name="ro1">
          <table:table-cell table:formula="of:=CONCATENATE([.A22];[.B22];[.C22];[.D22];[.E22];[.F22];[.G22])" office:value-type="string" office:string-value="insert into EMPRESA values(23,'Macondo','Dg 25 no 45 87');" calcext:value-type="string">
            <text:p>insert into EMPRESA values(23,'Macondo','Dg 25 no 45 87');</text:p>
          </table:table-cell>
          <table:table-cell table:number-columns-repeated="7"/>
        </table:table-row>
        <table:table-row table:style-name="ro1">
          <table:table-cell table:formula="of:=CONCATENATE([.A23];[.B23];[.C23];[.D23];[.E23];[.F23];[.G23])" office:value-type="string" office:string-value="insert into EMPRESA values(24,'Zapatoca','Dg 25 no 45 88');" calcext:value-type="string">
            <text:p>insert into EMPRESA values(24,'Zapatoca','Dg 25 no 45 88');</text:p>
          </table:table-cell>
          <table:table-cell table:number-columns-repeated="7"/>
        </table:table-row>
        <table:table-row table:style-name="ro1">
          <table:table-cell table:formula="of:=CONCATENATE([.A24];[.B24];[.C24];[.D24];[.E24];[.F24];[.G24])" office:value-type="string" office:string-value="insert into EMPRESA values(25,'Winner Sport','Dg 25 no 45 89');" calcext:value-type="string">
            <text:p>insert into EMPRESA values(25,'Winner Sport','Dg 25 no 45 89');</text:p>
          </table:table-cell>
          <table:table-cell table:number-columns-repeated="7"/>
        </table:table-row>
        <table:table-row table:style-name="ro1">
          <table:table-cell table:formula="of:=CONCATENATE([.A25];[.B25];[.C25];[.D25];[.E25];[.F25];[.G25])" office:value-type="string" office:string-value="insert into EMPRESA values(26,'Cafe chido','Dg 25 no 45 90');" calcext:value-type="string">
            <text:p>insert into EMPRESA values(26,'Cafe chido','Dg 25 no 45 90');</text:p>
          </table:table-cell>
          <table:table-cell table:number-columns-repeated="7"/>
        </table:table-row>
        <table:table-row table:style-name="ro1">
          <table:table-cell table:formula="of:=CONCATENATE([.A26];[.B26];[.C26];[.D26];[.E26];[.F26];[.G26])">
            <text:p/>
          </table:table-cell>
          <table:table-cell table:number-columns-repeated="7"/>
        </table:table-row>
        <table:table-row table:style-name="ro1">
          <table:table-cell table:formula="of:=CONCATENATE([.A27];[.B27];[.C27];[.D27];[.E27];[.F27];[.G27])">
            <text:p/>
          </table:table-cell>
          <table:table-cell table:number-columns-repeated="7"/>
        </table:table-row>
      </table:table>
      <table:table table:name="Sheet2" table:style-name="ta1">
        <table:table-column table:style-name="co1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ivel 1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1,'Nivel 1');</text:p>
          </table:table-cell>
        </table:table-row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2,'Redes');</text:p>
          </table:table-cell>
        </table:table-row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Windows Serve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3,'Windows Server');</text:p>
          </table:table-cell>
        </table:table-row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4,'Backup');</text:p>
          </table:table-cell>
        </table:table-row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D Controlle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5,'D Controller');</text:p>
          </table:table-cell>
        </table:table-row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 Directory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6,'A Directory');</text:p>
          </table:table-cell>
        </table:table-row>
        <table:table-row table:style-name="ro1">
          <table:table-cell office:value-type="string" calcext:value-type="string">
            <text:p>insert into AREASSOPORTE 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AREASSOPORTE values(7,'Administración');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CONCATENATE([.A1];[.B1];[.C1];[.D1];[.E1])" office:value-type="string" office:string-value="insert into AREASSOPORTE values(1,'Nivel 1');" calcext:value-type="string">
            <text:p>insert into AREASSOPORTE values(1,'Nivel 1');</text:p>
          </table:table-cell>
          <table:table-cell table:number-columns-repeated="6"/>
        </table:table-row>
        <table:table-row table:style-name="ro1">
          <table:table-cell table:formula="of:=CONCATENATE([.A2];[.B2];[.C2];[.D2];[.E2])" office:value-type="string" office:string-value="insert into AREASSOPORTE values(2,'Redes');" calcext:value-type="string">
            <text:p>insert into AREASSOPORTE values(2,'Redes');</text:p>
          </table:table-cell>
          <table:table-cell table:number-columns-repeated="6"/>
        </table:table-row>
        <table:table-row table:style-name="ro1">
          <table:table-cell table:formula="of:=CONCATENATE([.A3];[.B3];[.C3];[.D3];[.E3])" office:value-type="string" office:string-value="insert into AREASSOPORTE values(3,'Windows Server');" calcext:value-type="string">
            <text:p>insert into AREASSOPORTE values(3,'Windows Server');</text:p>
          </table:table-cell>
          <table:table-cell table:number-columns-repeated="6"/>
        </table:table-row>
        <table:table-row table:style-name="ro1">
          <table:table-cell table:formula="of:=CONCATENATE([.A4];[.B4];[.C4];[.D4];[.E4])" office:value-type="string" office:string-value="insert into AREASSOPORTE values(4,'Backup');" calcext:value-type="string">
            <text:p>insert into AREASSOPORTE values(4,'Backup');</text:p>
          </table:table-cell>
          <table:table-cell table:number-columns-repeated="6"/>
        </table:table-row>
        <table:table-row table:style-name="ro1">
          <table:table-cell table:formula="of:=CONCATENATE([.A5];[.B5];[.C5];[.D5];[.E5])" office:value-type="string" office:string-value="insert into AREASSOPORTE values(5,'D Controller');" calcext:value-type="string">
            <text:p>insert into AREASSOPORTE values(5,'D Controller');</text:p>
          </table:table-cell>
          <table:table-cell table:number-columns-repeated="6"/>
        </table:table-row>
        <table:table-row table:style-name="ro1">
          <table:table-cell table:formula="of:=CONCATENATE([.A6];[.B6];[.C6];[.D6];[.E6])" office:value-type="string" office:string-value="insert into AREASSOPORTE values(6,'A Directory');" calcext:value-type="string">
            <text:p>insert into AREASSOPORTE values(6,'A Directory');</text:p>
          </table:table-cell>
          <table:table-cell table:number-columns-repeated="6"/>
        </table:table-row>
        <table:table-row table:style-name="ro1">
          <table:table-cell table:formula="of:=CONCATENATE([.A7];[.B7];[.C7];[.D7];[.E7])" office:value-type="string" office:string-value="insert into AREASSOPORTE values(7,'Administración');" calcext:value-type="string">
            <text:p>insert into AREASSOPORTE values(7,'Administración');</text:p>
          </table:table-cell>
          <table:table-cell table:number-columns-repeated="6"/>
        </table:table-row>
        <table:table-row table:style-name="ro1">
          <table:table-cell table:formula="of:=CONCATENATE([.A8];[.B8];[.C8];[.D8];[.E8])">
            <text:p/>
          </table:table-cell>
          <table:table-cell table:number-columns-repeated="6"/>
        </table:table-row>
        <table:table-row table:style-name="ro1">
          <table:table-cell table:formula="of:=CONCATENATE([.A8];[.B8];[.C8];[.D8];[.E8])">
            <text:p/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table:style-name="ce2"/>
          <table:table-cell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formula="of:=CONCATENATE([.A19];[.B19];[.C19];[.D19];[.E19])">
            <text:p/>
          </table:table-cell>
          <table:table-cell table:number-columns-repeated="6"/>
        </table:table-row>
        <table:table-row table:style-name="ro1">
          <table:table-cell table:formula="of:=CONCATENATE([.A20];[.B20];[.C20];[.D19];[.E20])">
            <text:p/>
          </table:table-cell>
          <table:table-cell table:number-columns-repeated="6"/>
        </table:table-row>
        <table:table-row table:style-name="ro1">
          <table:table-cell table:formula="of:=CONCATENATE([.A21];[.B21];[.C21];[.D20];[.E21])">
            <text:p/>
          </table:table-cell>
          <table:table-cell table:number-columns-repeated="6"/>
        </table:table-row>
        <table:table-row table:style-name="ro1">
          <table:table-cell table:formula="of:=CONCATENATE([.A22];[.B22];[.C22];[.D22];[.E22])">
            <text:p/>
          </table:table-cell>
          <table:table-cell table:number-columns-repeated="6"/>
        </table:table-row>
        <table:table-row table:style-name="ro1">
          <table:table-cell table:formula="of:=CONCATENATE([.A23];[.B23];[.C23];[.D23];[.E23])">
            <text:p/>
          </table:table-cell>
          <table:table-cell table:number-columns-repeated="6"/>
        </table:table-row>
        <table:table-row table:style-name="ro1">
          <table:table-cell table:formula="of:=CONCATENATE([.A24];[.B24];[.C24];[.D24];[.E24])">
            <text:p/>
          </table:table-cell>
          <table:table-cell table:number-columns-repeated="6"/>
        </table:table-row>
        <table:table-row table:style-name="ro1">
          <table:table-cell table:formula="of:=CONCATENATE([.A25];[.B25];[.C25];[.D25];[.E25])">
            <text:p/>
          </table:table-cell>
          <table:table-cell table:number-columns-repeated="6"/>
        </table:table-row>
        <table:table-row table:style-name="ro1">
          <table:table-cell table:formula="of:=CONCATENATE([.A26];[.B26];[.C26];[.D26];[.E26])">
            <text:p/>
          </table:table-cell>
          <table:table-cell table:number-columns-repeated="6"/>
        </table:table-row>
        <table:table-row table:style-name="ro1">
          <table:table-cell table:formula="of:=CONCATENATE([.A27];[.B27];[.C27];[.D27];[.E27])">
            <text:p/>
          </table:table-cell>
          <table:table-cell table:number-columns-repeated="6"/>
        </table:table-row>
        <table:table-row table:style-name="ro1">
          <table:table-cell table:formula="of:=CONCATENATE([.A28];[.B28];[.C28];[.D28];[.E28])">
            <text:p/>
          </table:table-cell>
          <table:table-cell table:number-columns-repeated="6"/>
        </table:table-row>
        <table:table-row table:style-name="ro1">
          <table:table-cell table:formula="of:=CONCATENATE([.A29];[.B29];[.C29];[.D29];[.E29])">
            <text:p/>
          </table:table-cell>
          <table:table-cell table:number-columns-repeated="6"/>
        </table:table-row>
        <table:table-row table:style-name="ro1">
          <table:table-cell table:formula="of:=CONCATENATE([.A30];[.B30];[.C30];[.D30];[.E30])">
            <text:p/>
          </table:table-cell>
          <table:table-cell table:number-columns-repeated="6"/>
        </table:table-row>
        <table:table-row table:style-name="ro1">
          <table:table-cell table:formula="of:=CONCATENATE([.A31];[.B31];[.C31];[.D31];[.E31])">
            <text:p/>
          </table:table-cell>
          <table:table-cell table:number-columns-repeated="6"/>
        </table:table-row>
      </table:table>
      <table:table table:name="Sheet4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18" table:default-cell-style-name="Default"/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,'Bogot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"&gt;Bogotá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2,'Medellin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2"&gt;Medellin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3,'Cali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3"&gt;Cali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arranquill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4,'Barranquill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4"&gt;Barranquill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rtagena de Indias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5,'Cartagena de Indias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5"&gt;Cartagen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dias&lt;/option&gt;</text:p>
          </table:table-cell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oledad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6,'Soledad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6"&gt;Soledad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úcut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7,'Cúcut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7"&gt;Cúcut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Ibagué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8,'Ibagué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8"&gt;Ibagué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oach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9,'Soach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9"&gt;Soach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ucaramang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0,'Bucaramang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0"&gt;Bucaramang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anta Marth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1,'Santa Marth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1"&gt;Santa</text:p>
          </table:table-cell>
          <table:table-cell office:value-type="string" calcext:value-type="string">
            <text:p>Martha&lt;/option&gt;</text:p>
          </table:table-cell>
          <table:table-cell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2,'Villavicencio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2"&gt;Villavicencio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3,'Pereir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3"&gt;Pereir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uenaventur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4,'Buenaventur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4"&gt;Buenaventur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5,'Pasto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5"&gt;Pasto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anizalez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6,'Manizalez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6"&gt;Manizalez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onterí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7,'Monterí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7"&gt;Monterí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CIUDAD <text:s/>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eiva</text:p>
          </table:table-cell>
          <table:table-cell office:value-type="string" calcext:value-type="string">
            <text:p>');</text:p>
          </table:table-cell>
          <table:table-cell office:value-type="string" calcext:value-type="string">
            <text:p>insert into CIUDAD <text:s/>values(18,'Neiva');</text:p>
          </table:table-cell>
          <table:table-cell table:number-columns-repeated="11"/>
          <table:table-cell office:value-type="string" calcext:value-type="string">
            <text:p>&lt;option</text:p>
          </table:table-cell>
          <table:table-cell office:value-type="string" calcext:value-type="string">
            <text:p>value="18"&gt;Neiva&lt;/option&gt;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formula="of:=CONCATENATE([.A1];[.B1];[.C1];[.D1];[.E1])" office:value-type="string" office:string-value="insert into CIUDAD  values(1,'Bogota');" calcext:value-type="string">
            <text:p>insert into CIUDAD <text:s/>values(1,'Bogota');</text:p>
          </table:table-cell>
          <table:table-cell table:number-columns-repeated="20"/>
        </table:table-row>
        <table:table-row table:style-name="ro1">
          <table:table-cell table:formula="of:=CONCATENATE([.A2];[.B2];[.C2];[.D2];[.E2])" office:value-type="string" office:string-value="insert into CIUDAD  values(2,'Medellin');" calcext:value-type="string">
            <text:p>insert into CIUDAD <text:s/>values(2,'Medellin');</text:p>
          </table:table-cell>
          <table:table-cell table:number-columns-repeated="20"/>
        </table:table-row>
        <table:table-row table:style-name="ro1">
          <table:table-cell table:formula="of:=CONCATENATE([.A3];[.B3];[.C3];[.D3];[.E3])" office:value-type="string" office:string-value="insert into CIUDAD  values(3,'Cali');" calcext:value-type="string">
            <text:p>insert into CIUDAD <text:s/>values(3,'Cali');</text:p>
          </table:table-cell>
          <table:table-cell table:number-columns-repeated="20"/>
        </table:table-row>
        <table:table-row table:style-name="ro1">
          <table:table-cell table:formula="of:=CONCATENATE([.A4];[.B4];[.C4];[.D4];[.E4])" office:value-type="string" office:string-value="insert into CIUDAD  values(4,'Barranquilla');" calcext:value-type="string">
            <text:p>insert into CIUDAD <text:s/>values(4,'Barranquilla');</text:p>
          </table:table-cell>
          <table:table-cell table:number-columns-repeated="20"/>
        </table:table-row>
        <table:table-row table:style-name="ro1">
          <table:table-cell table:formula="of:=CONCATENATE([.A5];[.B5];[.C5];[.D5];[.E5])" office:value-type="string" office:string-value="insert into CIUDAD  values(5,'Cartagena de Indias');" calcext:value-type="string">
            <text:p>insert into CIUDAD <text:s/>values(5,'Cartagena de Indias');</text:p>
          </table:table-cell>
          <table:table-cell table:number-columns-repeated="20"/>
        </table:table-row>
        <table:table-row table:style-name="ro1">
          <table:table-cell table:formula="of:=CONCATENATE([.A6];[.B6];[.C6];[.D6];[.E6])" office:value-type="string" office:string-value="insert into CIUDAD  values(6,'Soledad');" calcext:value-type="string">
            <text:p>insert into CIUDAD <text:s/>values(6,'Soledad');</text:p>
          </table:table-cell>
          <table:table-cell table:number-columns-repeated="20"/>
        </table:table-row>
        <table:table-row table:style-name="ro1">
          <table:table-cell table:formula="of:=CONCATENATE([.A7];[.B7];[.C7];[.D7];[.E7])" office:value-type="string" office:string-value="insert into CIUDAD  values(7,'Cúcuta');" calcext:value-type="string">
            <text:p>insert into CIUDAD <text:s/>values(7,'Cúcuta');</text:p>
          </table:table-cell>
          <table:table-cell table:number-columns-repeated="20"/>
        </table:table-row>
        <table:table-row table:style-name="ro1">
          <table:table-cell table:formula="of:=CONCATENATE([.A8];[.B8];[.C8];[.D8];[.E8])" office:value-type="string" office:string-value="insert into CIUDAD  values(8,'Ibagué');" calcext:value-type="string">
            <text:p>insert into CIUDAD <text:s/>values(8,'Ibagué');</text:p>
          </table:table-cell>
          <table:table-cell table:number-columns-repeated="20"/>
        </table:table-row>
        <table:table-row table:style-name="ro1">
          <table:table-cell table:formula="of:=CONCATENATE([.A9];[.B9];[.C9];[.D9];[.E9])" office:value-type="string" office:string-value="insert into CIUDAD  values(9,'Soacha');" calcext:value-type="string">
            <text:p>insert into CIUDAD <text:s/>values(9,'Soacha');</text:p>
          </table:table-cell>
          <table:table-cell table:number-columns-repeated="20"/>
        </table:table-row>
        <table:table-row table:style-name="ro1">
          <table:table-cell table:formula="of:=CONCATENATE([.A10];[.B10];[.C10];[.D10];[.E10])" office:value-type="string" office:string-value="insert into CIUDAD  values(10,'Bucaramanga');" calcext:value-type="string">
            <text:p>insert into CIUDAD <text:s/>values(10,'Bucaramanga');</text:p>
          </table:table-cell>
          <table:table-cell table:number-columns-repeated="20"/>
        </table:table-row>
        <table:table-row table:style-name="ro1">
          <table:table-cell table:formula="of:=CONCATENATE([.A11];[.B11];[.C11];[.D11];[.E11])" office:value-type="string" office:string-value="insert into CIUDAD  values(11,'Santa Martha');" calcext:value-type="string">
            <text:p>insert into CIUDAD <text:s/>values(11,'Santa Martha');</text:p>
          </table:table-cell>
          <table:table-cell table:number-columns-repeated="20"/>
        </table:table-row>
        <table:table-row table:style-name="ro1">
          <table:table-cell table:formula="of:=CONCATENATE([.A12];[.B12];[.C12];[.D12];[.E12])" office:value-type="string" office:string-value="insert into CIUDAD  values(12,'Villavicencio');" calcext:value-type="string">
            <text:p>insert into CIUDAD <text:s/>values(12,'Villavicencio');</text:p>
          </table:table-cell>
          <table:table-cell table:number-columns-repeated="20"/>
        </table:table-row>
        <table:table-row table:style-name="ro1">
          <table:table-cell table:formula="of:=CONCATENATE([.A13];[.B13];[.C13];[.D13];[.E13])" office:value-type="string" office:string-value="insert into CIUDAD  values(13,'Pereira');" calcext:value-type="string">
            <text:p>insert into CIUDAD <text:s/>values(13,'Pereira');</text:p>
          </table:table-cell>
          <table:table-cell table:number-columns-repeated="20"/>
        </table:table-row>
        <table:table-row table:style-name="ro1">
          <table:table-cell table:formula="of:=CONCATENATE([.A14];[.B14];[.C14];[.D14];[.E14])" office:value-type="string" office:string-value="insert into CIUDAD  values(14,'Buenaventura');" calcext:value-type="string">
            <text:p>insert into CIUDAD <text:s/>values(14,'Buenaventura');</text:p>
          </table:table-cell>
          <table:table-cell table:number-columns-repeated="20"/>
        </table:table-row>
        <table:table-row table:style-name="ro1">
          <table:table-cell table:formula="of:=CONCATENATE([.A15];[.B15];[.C15];[.D15];[.E15])" office:value-type="string" office:string-value="insert into CIUDAD  values(15,'Pasto');" calcext:value-type="string">
            <text:p>insert into CIUDAD <text:s/>values(15,'Pasto');</text:p>
          </table:table-cell>
          <table:table-cell table:number-columns-repeated="20"/>
        </table:table-row>
        <table:table-row table:style-name="ro1">
          <table:table-cell table:formula="of:=CONCATENATE([.A16];[.B16];[.C16];[.D16];[.E16])" office:value-type="string" office:string-value="insert into CIUDAD  values(16,'Manizalez');" calcext:value-type="string">
            <text:p>insert into CIUDAD <text:s/>values(16,'Manizalez');</text:p>
          </table:table-cell>
          <table:table-cell table:number-columns-repeated="20"/>
        </table:table-row>
        <table:table-row table:style-name="ro1">
          <table:table-cell table:formula="of:=CONCATENATE([.A17];[.B17];[.C17];[.D17];[.E17])" office:value-type="string" office:string-value="insert into CIUDAD  values(17,'Montería');" calcext:value-type="string">
            <text:p>insert into CIUDAD <text:s/>values(17,'Montería');</text:p>
          </table:table-cell>
          <table:table-cell table:number-columns-repeated="20"/>
        </table:table-row>
        <table:table-row table:style-name="ro1">
          <table:table-cell table:formula="of:=CONCATENATE([.A18];[.B18];[.C18];[.D18];[.E18])" office:value-type="string" office:string-value="insert into CIUDAD  values(18,'Neiva');" calcext:value-type="string">
            <text:p>insert into CIUDAD <text:s/>values(18,'Neiva');</text:p>
          </table:table-cell>
          <table:table-cell table:number-columns-repeated="20"/>
        </table:table-row>
        <table:table-row table:style-name="ro1">
          <table:table-cell table:formula="of:=CONCATENATE([.A19];[.B19];[.C19];[.D19];[.E19])">
            <text:p/>
          </table:table-cell>
          <table:table-cell table:number-columns-repeated="20"/>
        </table:table-row>
      </table:table>
      <table:table table:name="Sheet5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,'Amazonas');</text:p>
          </table:table-cell>
          <table:table-cell table:number-columns-repeated="4"/>
          <table:table-cell office:value-type="string" calcext:value-type="string">
            <text:p>&lt;option</text:p>
          </table:table-cell>
          <table:table-cell office:value-type="string" calcext:value-type="string">
            <text:p>value="1"&gt;Amazonas&lt;/option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,'Arauca')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3,'Antioqui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"&gt;Antioqi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4,'Atlántico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3"&gt;Arauc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gotá D.C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5,'Bogotá D.C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4"&gt;Atántico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6,'Bolivar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5"&gt;Bogotá</text:p>
          </table:table-cell>
          <table:table-cell office:value-type="string" calcext:value-type="string">
            <text:p>D.C.&lt;/option&gt;</text:p>
          </table:table-cell>
          <table:table-cell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Boyacá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7,'Boyacá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6"&gt;Bolívar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8,'Caldas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7"&gt;Boyacá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quét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9,'Caquét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8"&gt;Caldas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0,'Casanare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9"&gt;Caquetá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1,'Cauc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0"&gt;Casanare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2,'Cesar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1"&gt;Cauc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hoc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3,'Choco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2"&gt;Cesar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4,'Córdob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3"&gt;Chocó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Cundínamarc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5,'Cundínamarc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4"&gt;Córdob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aní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6,'Guaní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5"&gt;Cundinamarc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aviaré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7,'Guaviaré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6"&gt;Guainí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Huíl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8,'Huíl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7"&gt;Guaviare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Guajir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19,'Guajir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8"&gt;Huil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0,'Magdalen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19"&gt;La</text:p>
          </table:table-cell>
          <table:table-cell office:value-type="string" calcext:value-type="string">
            <text:p>guajira&lt;/option&gt;</text:p>
          </table:table-cell>
          <table:table-cell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1,'Met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0"&gt;Magdalen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2,'Nariño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1"&gt;Met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3,'Norte de santander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2"&gt;Nariño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4,'Putumayo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3"&gt;Nor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antander&lt;/option&gt;</text:p>
          </table:table-cell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5,'Quindio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4"&gt;Putumayo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6,'Risarald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5"&gt;Quindío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7,'Santander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6"&gt;Risalrald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8,'Sucre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7"&gt;Santander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29,'Tolim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8"&gt;Sucre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30,'Valle del cauc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29"&gt;Tolima&lt;/option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aupés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31,'Vaupés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30"&gt;Valle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uca&lt;/option&gt;</text:p>
          </table:table-cell>
        </table:table-row>
        <table:table-row table:style-name="ro1">
          <table:table-cell office:value-type="string" calcext:value-type="string">
            <text:p>insert into DEPARTAMENTO <text:s/>values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');</text:p>
          </table:table-cell>
          <table:table-cell/>
          <table:table-cell office:value-type="string" calcext:value-type="string">
            <text:p>insert into DEPARTAMENTO <text:s/>values(32,'Vichada');</text:p>
          </table:table-cell>
          <table:table-cell table:number-columns-repeated="9"/>
          <table:table-cell office:value-type="string" calcext:value-type="string">
            <text:p>&lt;option</text:p>
          </table:table-cell>
          <table:table-cell office:value-type="string" calcext:value-type="string">
            <text:p>value="31"&gt;Vaupés&lt;/option&gt;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&lt;option</text:p>
          </table:table-cell>
          <table:table-cell office:value-type="string" calcext:value-type="string">
            <text:p>value="32"&gt;Vichada&lt;/option&gt;</text:p>
          </table:table-cell>
          <table:table-cell table:number-columns-repeated="2"/>
        </table:table-row>
        <table:table-row table:style-name="ro1">
          <table:table-cell table:formula="of:=CONCATENATE([.A1];[.B1];[.C1];[.D1];[.E1])" office:value-type="string" office:string-value="insert into DEPARTAMENTO  values(1,'Amazonas');" calcext:value-type="string">
            <text:p>insert into DEPARTAMENTO <text:s/>values(1,'Amazonas');</text:p>
          </table:table-cell>
          <table:table-cell table:number-columns-repeated="19"/>
        </table:table-row>
        <table:table-row table:style-name="ro1">
          <table:table-cell table:formula="of:=CONCATENATE([.A2];[.B2];[.C2];[.D2];[.E2])" office:value-type="string" office:string-value="insert into DEPARTAMENTO  values(2,'Arauca');" calcext:value-type="string">
            <text:p>insert into DEPARTAMENTO <text:s/>values(2,'Arauca');</text:p>
          </table:table-cell>
          <table:table-cell table:number-columns-repeated="19"/>
        </table:table-row>
        <table:table-row table:style-name="ro1">
          <table:table-cell table:formula="of:=CONCATENATE([.A3];[.B3];[.C3];[.D3];[.E3])" office:value-type="string" office:string-value="insert into DEPARTAMENTO  values(3,'Antioquia');" calcext:value-type="string">
            <text:p>insert into DEPARTAMENTO <text:s/>values(3,'Antioquia');</text:p>
          </table:table-cell>
          <table:table-cell table:number-columns-repeated="19"/>
        </table:table-row>
        <table:table-row table:style-name="ro1">
          <table:table-cell table:formula="of:=CONCATENATE([.A4];[.B4];[.C4];[.D4];[.E4])" office:value-type="string" office:string-value="insert into DEPARTAMENTO  values(4,'Atlántico');" calcext:value-type="string">
            <text:p>insert into DEPARTAMENTO <text:s/>values(4,'Atlántico');</text:p>
          </table:table-cell>
          <table:table-cell table:number-columns-repeated="19"/>
        </table:table-row>
        <table:table-row table:style-name="ro1">
          <table:table-cell table:formula="of:=CONCATENATE([.A5];[.B5];[.C5];[.D5];[.E5])" office:value-type="string" office:string-value="insert into DEPARTAMENTO  values(5,'Bogotá D.C');" calcext:value-type="string">
            <text:p>insert into DEPARTAMENTO <text:s/>values(5,'Bogotá D.C');</text:p>
          </table:table-cell>
          <table:table-cell table:number-columns-repeated="19"/>
        </table:table-row>
        <table:table-row table:style-name="ro1">
          <table:table-cell table:formula="of:=CONCATENATE([.A6];[.B6];[.C6];[.D6];[.E6])" office:value-type="string" office:string-value="insert into DEPARTAMENTO  values(6,'Bolivar');" calcext:value-type="string">
            <text:p>insert into DEPARTAMENTO <text:s/>values(6,'Bolivar');</text:p>
          </table:table-cell>
          <table:table-cell table:number-columns-repeated="19"/>
        </table:table-row>
        <table:table-row table:style-name="ro1">
          <table:table-cell table:formula="of:=CONCATENATE([.A7];[.B7];[.C7];[.D7];[.E7])" office:value-type="string" office:string-value="insert into DEPARTAMENTO  values(7,'Boyacá');" calcext:value-type="string">
            <text:p>insert into DEPARTAMENTO <text:s/>values(7,'Boyacá');</text:p>
          </table:table-cell>
          <table:table-cell table:number-columns-repeated="19"/>
        </table:table-row>
        <table:table-row table:style-name="ro1">
          <table:table-cell table:formula="of:=CONCATENATE([.A8];[.B8];[.C8];[.D8];[.E8])" office:value-type="string" office:string-value="insert into DEPARTAMENTO  values(8,'Caldas');" calcext:value-type="string">
            <text:p>insert into DEPARTAMENTO <text:s/>values(8,'Caldas');</text:p>
          </table:table-cell>
          <table:table-cell table:number-columns-repeated="19"/>
        </table:table-row>
        <table:table-row table:style-name="ro1">
          <table:table-cell table:formula="of:=CONCATENATE([.A9];[.B9];[.C9];[.D9];[.E9])" office:value-type="string" office:string-value="insert into DEPARTAMENTO  values(9,'Caquéta');" calcext:value-type="string">
            <text:p>insert into DEPARTAMENTO <text:s/>values(9,'Caquéta');</text:p>
          </table:table-cell>
          <table:table-cell table:number-columns-repeated="19"/>
        </table:table-row>
        <table:table-row table:style-name="ro1">
          <table:table-cell table:formula="of:=CONCATENATE([.A10];[.B10];[.C10];[.D10];[.E10])" office:value-type="string" office:string-value="insert into DEPARTAMENTO  values(10,'Casanare');" calcext:value-type="string">
            <text:p>insert into DEPARTAMENTO <text:s/>values(10,'Casanare');</text:p>
          </table:table-cell>
          <table:table-cell table:number-columns-repeated="19"/>
        </table:table-row>
        <table:table-row table:style-name="ro1">
          <table:table-cell table:formula="of:=CONCATENATE([.A11];[.B11];[.C11];[.D11];[.E11])" office:value-type="string" office:string-value="insert into DEPARTAMENTO  values(11,'Cauca');" calcext:value-type="string">
            <text:p>insert into DEPARTAMENTO <text:s/>values(11,'Cauca');</text:p>
          </table:table-cell>
          <table:table-cell table:number-columns-repeated="19"/>
        </table:table-row>
        <table:table-row table:style-name="ro1">
          <table:table-cell table:formula="of:=CONCATENATE([.A12];[.B12];[.C12];[.D12];[.E12])" office:value-type="string" office:string-value="insert into DEPARTAMENTO  values(12,'Cesar');" calcext:value-type="string">
            <text:p>insert into DEPARTAMENTO <text:s/>values(12,'Cesar');</text:p>
          </table:table-cell>
          <table:table-cell table:number-columns-repeated="19"/>
        </table:table-row>
        <table:table-row table:style-name="ro1">
          <table:table-cell table:formula="of:=CONCATENATE([.A13];[.B13];[.C13];[.D13];[.E13])" office:value-type="string" office:string-value="insert into DEPARTAMENTO  values(13,'Choco');" calcext:value-type="string">
            <text:p>insert into DEPARTAMENTO <text:s/>values(13,'Choco');</text:p>
          </table:table-cell>
          <table:table-cell table:number-columns-repeated="19"/>
        </table:table-row>
        <table:table-row table:style-name="ro1">
          <table:table-cell table:formula="of:=CONCATENATE([.A14];[.B14];[.C14];[.D14];[.E14])" office:value-type="string" office:string-value="insert into DEPARTAMENTO  values(14,'Córdoba');" calcext:value-type="string">
            <text:p>insert into DEPARTAMENTO <text:s/>values(14,'Córdoba');</text:p>
          </table:table-cell>
          <table:table-cell table:number-columns-repeated="19"/>
        </table:table-row>
        <table:table-row table:style-name="ro1">
          <table:table-cell table:formula="of:=CONCATENATE([.A15];[.B15];[.C15];[.D15];[.E15])" office:value-type="string" office:string-value="insert into DEPARTAMENTO  values(15,'Cundínamarca');" calcext:value-type="string">
            <text:p>insert into DEPARTAMENTO <text:s/>values(15,'Cundínamarca');</text:p>
          </table:table-cell>
          <table:table-cell table:number-columns-repeated="19"/>
        </table:table-row>
        <table:table-row table:style-name="ro1">
          <table:table-cell table:formula="of:=CONCATENATE([.A16];[.B16];[.C16];[.D16];[.E16])" office:value-type="string" office:string-value="insert into DEPARTAMENTO  values(16,'Guanía');" calcext:value-type="string">
            <text:p>insert into DEPARTAMENTO <text:s/>values(16,'Guanía');</text:p>
          </table:table-cell>
          <table:table-cell table:number-columns-repeated="19"/>
        </table:table-row>
        <table:table-row table:style-name="ro1">
          <table:table-cell table:formula="of:=CONCATENATE([.A17];[.B17];[.C17];[.D17];[.E17])" office:value-type="string" office:string-value="insert into DEPARTAMENTO  values(17,'Guaviaré');" calcext:value-type="string">
            <text:p>insert into DEPARTAMENTO <text:s/>values(17,'Guaviaré');</text:p>
          </table:table-cell>
          <table:table-cell table:number-columns-repeated="19"/>
        </table:table-row>
        <table:table-row table:style-name="ro1">
          <table:table-cell table:formula="of:=CONCATENATE([.A18];[.B18];[.C18];[.D18];[.E18])" office:value-type="string" office:string-value="insert into DEPARTAMENTO  values(18,'Huíla');" calcext:value-type="string">
            <text:p>insert into DEPARTAMENTO <text:s/>values(18,'Huíla');</text:p>
          </table:table-cell>
          <table:table-cell table:number-columns-repeated="19"/>
        </table:table-row>
        <table:table-row table:style-name="ro1">
          <table:table-cell table:formula="of:=CONCATENATE([.A19];[.B19];[.C19];[.D19];[.E19])" office:value-type="string" office:string-value="insert into DEPARTAMENTO  values(19,'Guajira');" calcext:value-type="string">
            <text:p>insert into DEPARTAMENTO <text:s/>values(19,'Guajira');</text:p>
          </table:table-cell>
          <table:table-cell table:number-columns-repeated="19"/>
        </table:table-row>
        <table:table-row table:style-name="ro1">
          <table:table-cell table:formula="of:=CONCATENATE([.A20];[.B20];[.C20];[.D20];[.E20])" office:value-type="string" office:string-value="insert into DEPARTAMENTO  values(20,'Magdalena');" calcext:value-type="string">
            <text:p>insert into DEPARTAMENTO <text:s/>values(20,'Magdalena');</text:p>
          </table:table-cell>
          <table:table-cell table:number-columns-repeated="19"/>
        </table:table-row>
        <table:table-row table:style-name="ro1">
          <table:table-cell table:formula="of:=CONCATENATE([.A21];[.B21];[.C21];[.D21];[.E21])" office:value-type="string" office:string-value="insert into DEPARTAMENTO  values(21,'Meta');" calcext:value-type="string">
            <text:p>insert into DEPARTAMENTO <text:s/>values(21,'Meta');</text:p>
          </table:table-cell>
          <table:table-cell table:number-columns-repeated="19"/>
        </table:table-row>
        <table:table-row table:style-name="ro1">
          <table:table-cell table:formula="of:=CONCATENATE([.A22];[.B22];[.C22];[.D22];[.E22])" office:value-type="string" office:string-value="insert into DEPARTAMENTO  values(22,'Nariño');" calcext:value-type="string">
            <text:p>insert into DEPARTAMENTO <text:s/>values(22,'Nariño');</text:p>
          </table:table-cell>
          <table:table-cell table:number-columns-repeated="19"/>
        </table:table-row>
        <table:table-row table:style-name="ro1">
          <table:table-cell table:formula="of:=CONCATENATE([.A23];[.B23];[.C23];[.D23];[.E23])" office:value-type="string" office:string-value="insert into DEPARTAMENTO  values(23,'Norte de santander');" calcext:value-type="string">
            <text:p>insert into DEPARTAMENTO <text:s/>values(23,'Norte de santander');</text:p>
          </table:table-cell>
          <table:table-cell table:number-columns-repeated="19"/>
        </table:table-row>
        <table:table-row table:style-name="ro1">
          <table:table-cell table:formula="of:=CONCATENATE([.A24];[.B24];[.C24];[.D24];[.E24])" office:value-type="string" office:string-value="insert into DEPARTAMENTO  values(24,'Putumayo');" calcext:value-type="string">
            <text:p>insert into DEPARTAMENTO <text:s/>values(24,'Putumayo');</text:p>
          </table:table-cell>
          <table:table-cell table:number-columns-repeated="19"/>
        </table:table-row>
        <table:table-row table:style-name="ro1">
          <table:table-cell table:formula="of:=CONCATENATE([.A25];[.B25];[.C25];[.D25];[.E25])" office:value-type="string" office:string-value="insert into DEPARTAMENTO  values(25,'Quindio');" calcext:value-type="string">
            <text:p>insert into DEPARTAMENTO <text:s/>values(25,'Quindio');</text:p>
          </table:table-cell>
          <table:table-cell table:number-columns-repeated="19"/>
        </table:table-row>
        <table:table-row table:style-name="ro1">
          <table:table-cell table:formula="of:=CONCATENATE([.A26];[.B26];[.C26];[.D26];[.E26])" office:value-type="string" office:string-value="insert into DEPARTAMENTO  values(26,'Risaralda');" calcext:value-type="string">
            <text:p>insert into DEPARTAMENTO <text:s/>values(26,'Risaralda');</text:p>
          </table:table-cell>
          <table:table-cell table:number-columns-repeated="19"/>
        </table:table-row>
        <table:table-row table:style-name="ro1">
          <table:table-cell table:formula="of:=CONCATENATE([.A27];[.B27];[.C27];[.D27];[.E27])" office:value-type="string" office:string-value="insert into DEPARTAMENTO  values(27,'Santander');" calcext:value-type="string">
            <text:p>insert into DEPARTAMENTO <text:s/>values(27,'Santander');</text:p>
          </table:table-cell>
          <table:table-cell table:number-columns-repeated="19"/>
        </table:table-row>
        <table:table-row table:style-name="ro1">
          <table:table-cell table:formula="of:=CONCATENATE([.A28];[.B28];[.C28];[.D28];[.E28])" office:value-type="string" office:string-value="insert into DEPARTAMENTO  values(28,'Sucre');" calcext:value-type="string">
            <text:p>insert into DEPARTAMENTO <text:s/>values(28,'Sucre');</text:p>
          </table:table-cell>
          <table:table-cell table:number-columns-repeated="19"/>
        </table:table-row>
        <table:table-row table:style-name="ro1">
          <table:table-cell table:formula="of:=CONCATENATE([.A29];[.B29];[.C29];[.D29];[.E29])" office:value-type="string" office:string-value="insert into DEPARTAMENTO  values(29,'Tolima');" calcext:value-type="string">
            <text:p>insert into DEPARTAMENTO <text:s/>values(29,'Tolima');</text:p>
          </table:table-cell>
          <table:table-cell table:number-columns-repeated="19"/>
        </table:table-row>
        <table:table-row table:style-name="ro1">
          <table:table-cell table:formula="of:=CONCATENATE([.A30];[.B30];[.C30];[.D30];[.E30])" office:value-type="string" office:string-value="insert into DEPARTAMENTO  values(30,'Valle del cauca');" calcext:value-type="string">
            <text:p>insert into DEPARTAMENTO <text:s/>values(30,'Valle del cauca');</text:p>
          </table:table-cell>
          <table:table-cell table:number-columns-repeated="19"/>
        </table:table-row>
        <table:table-row table:style-name="ro1">
          <table:table-cell table:formula="of:=CONCATENATE([.A31];[.B31];[.C31];[.D31];[.E31])" office:value-type="string" office:string-value="insert into DEPARTAMENTO  values(31,'Vaupés');" calcext:value-type="string">
            <text:p>insert into DEPARTAMENTO <text:s/>values(31,'Vaupés');</text:p>
          </table:table-cell>
          <table:table-cell table:number-columns-repeated="19"/>
        </table:table-row>
        <table:table-row table:style-name="ro1">
          <table:table-cell table:formula="of:=CONCATENATE([.A32];[.B32];[.C32];[.D32];[.E32])" office:value-type="string" office:string-value="insert into DEPARTAMENTO  values(32,'Vichada');" calcext:value-type="string">
            <text:p>insert into DEPARTAMENTO <text:s/>values(32,'Vichada');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1" table:target-range-address="Sheet1.A2:Sheet1.A30">
          <table:sort>
            <table:sort-by table:field-number="0" table:data-type="automatic"/>
          </table:sort>
        </table:database-range>
        <table:database-range table:name="__Anonymous_Sheet_DB__3" table:target-range-address="Sheet2.D2:Sheet2.D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20:42:44.258430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2:24:14.830873990</meta:creation-date>
    <dc:date>2017-04-29T20:42:50.893675633</dc:date>
    <meta:editing-duration>PT2H6M47S</meta:editing-duration>
    <meta:editing-cycles>6</meta:editing-cycles>
    <meta:generator>LibreOffice/5.1.6.2$Linux_X86_64 LibreOffice_project/10m0$Build-2</meta:generator>
    <meta:document-statistic meta:table-count="6" meta:cell-count="1059" meta:object-count="0"/>
  </office:meta>
</office:document-meta>
</file>